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6dc7" officeooo:paragraph-rsid="00146dc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80f51" officeooo:paragraph-rsid="00186214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46dc7" officeooo:paragraph-rsid="001662e2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662e2" officeooo:paragraph-rsid="001662e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662e2" officeooo:paragraph-rsid="001d2147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974db" officeooo:paragraph-rsid="001974db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180f51" officeooo:paragraph-rsid="00186214" style:font-weight-asian="normal" style:font-weight-complex="normal"/>
    </style:style>
    <style:style style:name="P8" style:family="paragraph" style:parent-style-name="Standard" style:list-style-name="L1">
      <style:text-properties style:text-underline-style="solid" style:text-underline-width="auto" style:text-underline-color="font-color" fo:font-weight="normal" officeooo:rsid="00180f51" officeooo:paragraph-rsid="00186214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80f51" officeooo:paragraph-rsid="00186214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241d95" officeooo:paragraph-rsid="00241d95" style:font-weight-asian="normal" style:font-weight-complex="normal"/>
    </style:style>
    <style:style style:name="T1" style:family="text">
      <style:text-properties officeooo:rsid="001662e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4800"/>
    </style:style>
    <style:style style:name="T5" style:family="text">
      <style:text-properties officeooo:rsid="001e9437"/>
    </style:style>
    <style:style style:name="T6" style:family="text">
      <style:text-properties officeooo:rsid="00225190"/>
    </style:style>
    <style:style style:name="T7" style:family="text">
      <style:text-properties officeooo:rsid="0023b2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de la 2º clase, OLAP:</text:p>
      <text:p text:style-name="P1"/>
      <text:p text:style-name="P3"><text:span text:style-name="T2">OLAP:</text:span> Este es un acrónimo en ingles, el cual significa On-Line Analytical Processing o traducido al castellano, Procesamiento Analítico En Línea. <text:span text:style-name="T1">El procesamiento analítico en línea es una solución utilizada en el campo de la inteligencia de negocios, cuyo objetivo es permitir la consulta de grandes cantidades de datos de forma eficiente y sencilla. Utiliza estructuras multidimensionales (cubo OLAP) que contienen datos resumidos de grandes bases de datos o bases de datos transaccionales (data warehouse?).</text:span></text:p>
      <text:p text:style-name="P5">Como ya se explico en la clase pasada, en una base de datos transaccional normalmente se estructuran las tablas con un modelo normalizado, lo cual favorece a la explotación OLTP, en cambio, <text:span text:style-name="T5">las bases de datos configuradas para OLAP utilizan un modelo de datos multidimensional, lo que permite consultas analíticas complejas y especiales con tiempo de ejecución rápida.</text:span></text:p>
      <text:p text:style-name="P5"><text:span text:style-name="T5">(SAQUÉ: </text:span>una de las características de las bases de datos multidimensionales es que son muy útiles para el análisis de los datos.<text:span text:style-name="T5">)</text:span></text:p>
      <text:p text:style-name="P6">Las técnicas OLAP (On-Line Analytical Processing), FASMI (Análisis Rápido de Información Compartida Multidimensional), o incluso OLTP (On Line Transaction Processing) fueron iniciadas por E.F. Codd, considerado el padre de las bases de datos relacionales. <text:span text:style-name="T6">OLAP </text:span>se refiere al método que permite a los usuarios de bases de datos multidimensionales generar resúmenes on-line descriptivos o comparativos de datos y otras consultas analíticas. <text:span text:style-name="T7">S</text:span>us aplicaciones típicas se circunscriben en los siguientes ámbitos: los informes de negocio de ventas, marketing, informes de gestión, gestión del rendimiento empresarial (BMP), presupuestos y previsiones, informes financieros, etc. </text:p>
      <text:p text:style-name="P4"/>
      <text:p text:style-name="P2">Características:</text:p>
      <text:list xml:id="list5296318708113896290" text:style-name="L1">
        <text:list-item>
          <text:p text:style-name="P7">Visión multidimensional de los datos: Provee la base para el procesamiento analítico mediante un acceso flexible y simple a los datos de la organización o empresa.</text:p>
        </text:list-item>
        <text:list-item>
          <text:p text:style-name="P7">Soporta cálculos complejos: Debe proveer de funciones complejas con el fin de poder satisfacer las peticiones que provengan de parte del usuario.</text:p>
        </text:list-item>
        <text:list-item>
          <text:p text:style-name="P8"><text:span text:style-name="T3">Inteligencia respecto </text:span><text:span text:style-name="T4">de</text:span><text:span text:style-name="T3">l tiempo: Esta característica está relacionada con la mayoria de las aplicaciones utilizadas para realizar un análisis de los datos a través del tiempo. Por ejemplo, hacer una comparación entre el total ganado en el mes actual y el mes pasado o el mes actual respecto del mismo mes pero del año pasado.</text:span></text:p>
        </text:list-item>
      </text:list>
      <text:p text:style-name="P2"><text:span text:style-name="T3"/></text:p>
      <text:p text:style-name="P10">Agregaciones:</text:p>
      <text:p text:style-name="P10"><text:span text:style-name="T3">Los agregados se refieren a veces a los datos sumarizados, ya calculados de antemano, es decir, datos resumidos parcialmente precalculados, que se almacenan en tablas agrega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5-04-09T19:28:07.987630797</meta:creation-date>
    <dc:date>2015-04-14T12:30:02.410775909</dc:date>
    <meta:editing-duration>PT39M21S</meta:editing-duration>
    <meta:editing-cycles>13</meta:editing-cycles>
    <meta:generator>LibreOffice/4.1.3.2$Linux_X86_64 LibreOffice_project/410m0$Build-2</meta:generator>
    <meta:document-statistic meta:table-count="0" meta:image-count="0" meta:object-count="0" meta:page-count="1" meta:paragraph-count="11" meta:word-count="386" meta:character-count="2552" meta:non-whitespace-character-count="2179"/>
  </office:meta>
</office:document-meta>
</file>